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6 11149">
            <text:p>test_Parser(types): 6,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6">
            <text:p>6,6 sec</text:p>
          </table:table-cell>
          <table:table-cell table:style-name="ce162" table:formula="of:=TESTSTAT(&quot;count&quot;; [.B51])" office:value-type="float" office:value="11149">
            <text:p>11149</text:p>
          </table:table-cell>
          <table:table-cell table:style-name="ce164" table:formula="of:=[.E51]/[.D51]" office:value-type="float" office:value="1689.24242424242">
            <text:p>1689,2 a/sec</text:p>
          </table:table-cell>
          <table:table-cell table:number-columns-repeated="4"/>
        </table:table-row>
        <table:table-row table:style-name="ro6">
          <table:table-cell table:number-columns-repeated="3"/>
          <table:table-cell table:style-name="ce161" table:formula="of:=SUM([.D46:.D51])" office:value-type="float" office:value="20.7">
            <text:p>20,7 sec</text:p>
          </table:table-cell>
          <table:table-cell table:style-name="ce163" table:formula="of:=SUM([.E46:.E51])" office:value-type="float" office:value="27739">
            <text:p>27739</text:p>
          </table:table-cell>
          <table:table-cell table:style-name="ce165" table:formula="of:=[.E52]/[.D52]" office:value-type="float" office:value="1340.04830917874">
            <text:p>1340,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9 27734">
            <text:p>test_Parser(all): 19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9">
            <text:p>19,0 sec</text:p>
          </table:table-cell>
          <table:table-cell table:style-name="ce162" table:formula="of:=TESTSTAT(&quot;count&quot;; [.B54])" office:value-type="float" office:value="27734">
            <text:p>27734</text:p>
          </table:table-cell>
          <table:table-cell table:style-name="ce164" table:formula="of:=[.E54]/[.D54]" office:value-type="float" office:value="1459.68421052632">
            <text:p>1459,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5">25.05.2017</text:date>, <text:time>15:22: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5T15:22:04.20</dc:date>
    <meta:editing-duration>P161DT5H53M59S</meta:editing-duration>
    <meta:editing-cycles>71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 = UBound(v.fields)
	x = UBound(v.ctor.fields(DataCtor_argTypes))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out
	Dim ctor   As Variant : ctor   = v.ctor
	Dim fields As Variant : fields = v.fields
	Dim cStr   As String
	Dim fStr   As String
	If isDataValue(ctor) Then
		If DataValue_same(v, ctor) Then
			cStr = cStr &amp; "-&gt;self"
		Else
			cStr = cStr &amp; DataValue_genericToString(ctor)
		End If
	Else
		cStr = toString(ctor)
	End If
	If isArray(fields) Then
		fStr = "Array("
		Dim i As Integer, w As Variant
		For i = 0 To UBound(fields)
			If i &gt; 0 Then : fStr = fStr &amp; ", " : End If
			w = fields(i)
			If isDataValue(w) Then
				fStr = fStr &amp; DataValue_genericToString(w)
			Else
				fStr = fStr &amp; toString(w)
			End If
		Next i
		fStr = fStr &amp; ")"
	Else
		fStr = toString(fields)
	End If
	out = "{ctor: " &amp; cStr &amp; ", fields: " &amp; fStr &amp; "}"
	DataValue_genericToString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Foo, v
	' let's make something that is (almost) a DataCtor
	cFoo = _newDataValue(Nothing, Array( _
		"Foo", _
		emptyArray, _
		Nothing _
	)
	assertEqual(isDataValue(cFoo), True).x
	
	' There's a member .id on each DataValue which is unique to
	' the particular instance. This yields a notion of sameness:
	assertEqual(DataValue_same(cFoo, cFoo), True).x
	' Even if we provide the very same values, we'll get a
	' different instance:
	v = _newDataValue(Nothing, Array( _
		"Foo", _
		emptyArray, _
		Nothing _
	)
	assertEqual(DataValue_same(v, cFoo), False).x
	' "Sameness" is of course symmetric, ie x same y iff y same x:
	assertEqual(DataValue_same(cFoo, v), False).x
	' ...and it is of course reflexive, ie forall x: x same x
	assertEqual(DataValue_same(v, v), True).x
	
	' The function DataValue_genericToString provides a way to
	' see what's inside a DataValue:
	Dim cFooStr As String
	cFooStr = DataValue_genericToString(cFoo)
	assertEqual( _
		cFooStr, _
		 "{" _
		 	&amp; "ctor: Nothing, " _
			&amp; "fields: Array(" _
				&amp; "'Foo', " _ 
				&amp; "Array(), " _ 
				&amp; "Nothing" _
			&amp; ")" _
		&amp; "}" _
	).x

	' with that we can make a Foo value:
	v = _newDataValue(cFoo, emptyArray)
	assertEqual(isDataValue(v), True).x
	' It has a constructor that ctorOf accepts, and it is cFoo:
	assertEqual(DataValue_same(ctorOf(v), cFoo), True).x
	
	Dim vStr As String
	vStr = DataValue_genericToString(v)
	assertEqual( _
		vStr, _
		"{ctor: " &amp; cFooStr &amp; ", fields: Array()}" _
	).x
	
	' access ctor fields:
	' TODO: why not .fields ?
	Dim c
	c = ctorOf(v)
	assertEqual(           field(DataCtor_name,     c),      "Foo").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have yet
	' But types (type expressions) may also be type variables. Let's
	' just use plain strings and pretend they're type vars.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assertEqual( _
		cDataCtorStr, _
		 "{" _ 
		 	&amp; "ctor: Nothing, " _
			&amp; "fields: Array(" _
				&amp; "'DataCtor', " _ 
				&amp; "Array(" _
					&amp; "'String', " _
					&amp; "'List_of_TypeExpr', " _
					&amp; "'TDataTypeCtor'" _
				&amp; "), " _ 
				&amp; "Nothing" _
			&amp; ")" _
		&amp; "}" _
	).x

	' Let's put this in as cFoo's .ctor:
	cFoo.ctor = cDataCtor
	' Now cFoo looks like this:
	cFooStr = DataValue_genericToString(cFoo)
	assertEqual( _
		cFooStr, _
		 "{" _
		 	&amp; "ctor: " &amp; cDataCtorStr &amp; ", " _
			&amp; "fields: Array(" _
				&amp; "'Foo', " _ 
				&amp; "Array(), " _ 
				&amp; "Nothing" _
			&amp; ")" _
		&amp;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_ 
		 	&amp; "ctor: -&gt;self, " _
			&amp; "fields: Array(" _
				&amp; "'DataCtor', " _ 
				&amp; "Array(" _
					&amp; "'String', " _
					&amp; "'List_of_TypeExpr', " _
					&amp; "'TDataTypeCtor'" _
				&amp; "), " _ 
				&amp; "Nothing" _
			&amp; ")" _
		&amp;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Let's factor this out:
	cDataTypeCtor = _mkValueFrom_lax(cDataCtor, Array( _
		"DataTypeCtor", _
		Array("String", "Integer", "List_of_DataCtor"), _
		Nothing _
	))
	' The function _mkValueFrom_lax will check if the nr of arguments
	' is correct, but it will NOT try to check their types.
	' It will then create a DataValue and fill in members
	' .ctor and .fields
	assertEqual(DataValue_same(ctorOf(cDataTypeCtor), cDataCtor), True).x

	'TODO: Another repeated pattern is that of making DataValues that serve
	'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cDataTypeCtorStr, _
		 "{" _ 
		 	&amp; "ctor: " &amp; cDataCtorStr &amp; ", " _
			&amp; "fields: Array(" _
				&amp; "'DataTypeCtor', " _ 
				&amp; "Array(" _
					&amp; "'String', " _
					&amp; "'Integer', " _
					&amp; "'List_of_DataCtor'" _
				&amp; "), " _ 
				&amp; "Nothing" _
			&amp; ")" _
		&amp; "}" _
	).x
	' Or the whole picture:
	assertEqual(cDataTypeCtorStr, _
		 "{" _ 
		 	&amp; "ctor: {" _
				&amp; "ctor: -&gt;self, " _
				&amp; "fields: Array(" _
					&amp; "'DataCtor', " _ 
					&amp; "Array(" _
						&amp; "'String', " _
						&amp; "'List_of_TypeExpr', " _
						&amp; "'TDataTypeCtor'" _
					&amp; "), " _ 
					&amp; "Nothing" _
				&amp; ")" _ 
			&amp; "}, " _
			&amp; "fields: Array(" _
				&amp; "'DataTypeCtor', " _ 
				&amp; "Array(" _
					&amp; "'String', " _
					&amp; "'Integer', " _
					&amp; "'List_of_DataCtor'" _
				&amp; "), " _ 
				&amp; "Nothing" _
			&amp; ")" _
		&amp; "}" _
	).x
	
	
	' Now we'll make a value from that cDataTypeCtor, and that value
	' will serve as the typeCtor for DataCtor:
	Dim tcDat As DataValue
	tcDat = _mkValueFrom_lax(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DataValue_same(it, tcDat), True).x
	' we also have constants for accessing a DataTypeCtor's fields:	
	assertEqual( _
		field(DataTypeCtor_name, it), _
		field(DataTypeCtor_name, tcDat) ).x
	assertEqual( _
		field(DataTypeCtor_arity, it), _
		field(DataTypeCtor_arity, tcDat) ).x
	assert_toString_equals( _
		field(DataTypeCtor_dataCtors, it), _
		field(DataTypeCtor_dataCtors, tcDat)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mkValueFrom_lax(cDataTypeCtor, Array( _
		"TDataTypeCtor", _
		0, _
		Array(cDataTypeCtor) _
	))
	' and fill in the back-pointer:
	_setTypeCtor(cDataTypeCtor, tcTyp)
	assertEqual(DataValue_same(field(DataCtor_typeCtor, cDataTypeCtor), tcTyp), True).x
	
	' Let's go back to old data ctor cFoo. It itself has got a proper
	' constructor (cDataCtor) but no DataTypeCtor in field typeCtor:
	assertEqual(field(DataCtor_typeCtor, cFoo), Nothing).x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x,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 Well, FooOrBar seems a bit boring. However, imagine just
	' different names:
	' - "Foo"      -&gt; "False"
	' - "Bar"      -&gt; "True"
	' - "FooOrBar" -&gt; "Bool"
	' From that we can see that even simple enumerations like that
	' are useful. Let's enumerate some types we have in BASIC:
	' BasicType = Boolean | String | Integer | Long | Double | Object
	Dim cBoolean, cString, cInteger, cLong, cDouble, cObject
	cBoolean = _mkValueFrom_lax(cDataCtor, Array("Boolean", emptyArray, Nothing))
	cString  = _mkValueFrom_lax(cDataCtor, Array("String",  emptyArray, Nothing))
	cInteger = _mkValueFrom_lax(cDataCtor, Array("Integer", emptyArray, Nothing))
	cLong    = _mkValueFrom_lax(cDataCtor, Array("Long",    emptyArray, Nothing))
	cDouble  = _mkValueFrom_lax(cDataCtor, Array("Double",  emptyArray, Nothing))
	cObject  = _mkValueFrom_lax(cDataCtor, Array("Object",  emptyArray, Nothing))
	Dim dataCtors, tcBasicType
	dataCtors = Array(cBoolean, cString, cInteger, cLong, cDouble, cObject)
	tcBasicType = _mkValueFrom_lax(cDataTypeCtor, _
		Array("BasicType", 0, dataCtors) _
	)
	For i = 0 To UBound(dataCtors)
		_setTypeCtor(dataCtors(i), tcBasicType)
	Next i
	' So now these are all proper data ctors:
	For i = 0 To UBound(dataCtors)
		assertEqual(isTypeOf(tcDat, dataCtors(i)), True).x
	Next i

	' Values created from these constructors:
	Dim vBoolean, vString, vInteger, vLong, vDouble, vObject
	vBoolean = _mkValueFrom_lax(cBoolean, emptyArray)
	vString  = _mkValueFrom_lax(cString,  emptyArray)
	vInteger = _mkValueFrom_lax(cInteger, emptyArray)
	vLong    = _mkValueFrom_lax(cLong,    emptyArray)
	vDouble  = _mkValueFrom_lax(cDouble,  emptyArray)
	vObject  = _mkValueFrom_lax(cObject,  emptyArray)
	Dim vBasicTypes
	vBasicTypes = Array(vBoolean, vString, vInteger, vLong, vDouble, vObject)
	
	' They're all of type BasicType:
	For i = 0 To UBound(dataCtors)
		v = vBasicTypes(i)
		assertEqual(isTypeOf(tcBasicType, v), True).x
	Next i
	' And they're not FooOrBar s, or DataCtor s or whatever:
	For i = 0 To UBound(dataCtors)
		v = vBasicTypes(i)
		assertEqual(isTypeOf(tcFooOrBar, v), False).x
		assertEqual(isTypeOf(tcDat,		 v), False).x
		assertEqual(isTypeOf(tcTyp,		 v), False).x
	Next i
	
	' With that we can replace the dummy strings "String" and "Integer"
	' that we used when defining DataCtor and DataTypeCtor:
	cDataCtor.fields(DataCtor_argTypes)(0) = vString ' field name
	' TODO: (even before) set cDataCtor.argType(2) = tcTyp
	cDataTypeCtor.fields(DataCtor_argTypes)(0) = vString  ' field name
	cDataTypeCtor.fields(DataCtor_argTypes)(1) = vInteger ' field arity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